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1118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7"/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6.80000019073486pt" style:language-asian="en" style:country-asian="US" style:font-style-asian="normal" style:font-weight-asian="normal" style:font-name-complex="Lohit Devanagar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78in" svg:height="7.8598in" svg:x="0in" svg:y="2.1563in">
            <draw:object draw:notify-on-update-of-ranges="Sheet1.B1:Sheet1.L1 Sheet1.A2:Sheet1.A2 Sheet1.B2:Sheet1.L2 Sheet1.A3:Sheet1.A3 Sheet1.B3:Sheet1.L3 Sheet1.A4:Sheet1.A4 Sheet1.B4:Sheet1.L4 Sheet1.A5:Sheet1.A5 Sheet1.B5:Sheet1.L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9799in" svg:height="7.85in" svg:x="0.022in" svg:y="10.3291in">
            <draw:object draw:notify-on-update-of-ranges="Sheet1.A103:Sheet1.A103 Sheet1.B103:Sheet1.I103 Sheet1.A104:Sheet1.A104 Sheet1.B104:Sheet1.I104 Sheet1.A105:Sheet1.A105 Sheet1.B105:Sheet1.I10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# of valu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000000" calcext:value-type="float">
            <text:p>5000000</text:p>
          </table:table-cell>
          <table:table-cell table:style-name="ce5" office:value-type="float" office:value="10000000" calcext:value-type="float">
            <text:p>10000000</text:p>
          </table:table-cell>
        </table:table-row>
        <table:table-row table:style-name="ro1">
          <table:table-cell table:style-name="ce2" office:value-type="string" calcext:value-type="string">
            <text:p>BubbleSort</text:p>
          </table:table-cell>
          <table:table-cell table:style-name="ce2" office:value-type="float" office:value="0.000006" calcext:value-type="float">
            <text:p>0.000006</text:p>
          </table:table-cell>
          <table:table-cell table:style-name="ce2" office:value-type="float" office:value="0.000087" calcext:value-type="float">
            <text:p>0.000087</text:p>
          </table:table-cell>
          <table:table-cell table:style-name="ce2" office:value-type="float" office:value="0.007358" calcext:value-type="float">
            <text:p>0.007358</text:p>
          </table:table-cell>
          <table:table-cell table:style-name="ce2" office:value-type="float" office:value="0.42669" calcext:value-type="float">
            <text:p>0.42669</text:p>
          </table:table-cell>
          <table:table-cell table:number-columns-repeated="6" table:style-name="ce2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adix Sort</text:p>
          </table:table-cell>
          <table:table-cell table:style-name="ce2" office:value-type="float" office:value="0.000474" calcext:value-type="float">
            <text:p>0.000474</text:p>
          </table:table-cell>
          <table:table-cell table:style-name="ce2" office:value-type="float" office:value="0.000553" calcext:value-type="float">
            <text:p>0.000553</text:p>
          </table:table-cell>
          <table:table-cell table:style-name="ce2" office:value-type="float" office:value="0.001529" calcext:value-type="float">
            <text:p>0.001529</text:p>
          </table:table-cell>
          <table:table-cell table:style-name="ce2" office:value-type="float" office:value="0.004135" calcext:value-type="float">
            <text:p>0.004135</text:p>
          </table:table-cell>
          <table:table-cell table:style-name="ce2" office:value-type="float" office:value="0.040109" calcext:value-type="float">
            <text:p>0.040109</text:p>
          </table:table-cell>
          <table:table-cell table:style-name="ce2" office:value-type="float" office:value="0.079262" calcext:value-type="float">
            <text:p>0.079262</text:p>
          </table:table-cell>
          <table:table-cell table:style-name="ce2" office:value-type="float" office:value="0.196447" calcext:value-type="float">
            <text:p>0.196447</text:p>
          </table:table-cell>
          <table:table-cell table:style-name="ce2" office:value-type="float" office:value="0.394168" calcext:value-type="float">
            <text:p>0.394168</text:p>
          </table:table-cell>
          <table:table-cell table:style-name="ce2" office:value-type="float" office:value="0.836511" calcext:value-type="float">
            <text:p>0.836511</text:p>
          </table:table-cell>
          <table:table-cell table:style-name="ce2" office:value-type="float" office:value="2.032965" calcext:value-type="float">
            <text:p>2.032965</text:p>
          </table:table-cell>
          <table:table-cell table:style-name="ce7" office:value-type="float" office:value="4.030495" calcext:value-type="float">
            <text:p>4.030495</text:p>
          </table:table-cell>
        </table:table-row>
        <table:table-row table:style-name="ro1">
          <table:table-cell table:style-name="ce2" office:value-type="string" calcext:value-type="string">
            <text:p>STL Sort</text:p>
          </table:table-cell>
          <table:table-cell table:style-name="ce2" office:value-type="float" office:value="0.000001" calcext:value-type="float">
            <text:p>0.000001</text:p>
          </table:table-cell>
          <table:table-cell table:style-name="ce2" office:value-type="float" office:value="0.000025" calcext:value-type="float">
            <text:p>0.000025</text:p>
          </table:table-cell>
          <table:table-cell table:style-name="ce2" office:value-type="float" office:value="0.000254" calcext:value-type="float">
            <text:p>0.000254</text:p>
          </table:table-cell>
          <table:table-cell table:style-name="ce2" office:value-type="float" office:value="0.001146" calcext:value-type="float">
            <text:p>0.001146</text:p>
          </table:table-cell>
          <table:table-cell table:style-name="ce2" office:value-type="float" office:value="0.014338" calcext:value-type="float">
            <text:p>0.014338</text:p>
          </table:table-cell>
          <table:table-cell table:style-name="ce2" office:value-type="float" office:value="0.03129" calcext:value-type="float">
            <text:p>0.03129</text:p>
          </table:table-cell>
          <table:table-cell table:style-name="ce2" office:value-type="float" office:value="0.082562" calcext:value-type="float">
            <text:p>0.082562</text:p>
          </table:table-cell>
          <table:table-cell table:style-name="ce2" office:value-type="float" office:value="0.170743" calcext:value-type="float">
            <text:p>0.170743</text:p>
          </table:table-cell>
          <table:table-cell table:style-name="ce2" office:value-type="float" office:value="0.367468" calcext:value-type="float">
            <text:p>0.367468</text:p>
          </table:table-cell>
          <table:table-cell table:style-name="ce6" office:value-type="float" office:value="0.956882" calcext:value-type="float">
            <text:p>0.956882</text:p>
          </table:table-cell>
          <table:table-cell table:style-name="ce7" office:value-type="float" office:value="2.031983" calcext:value-type="float">
            <text:p>2.031983</text:p>
          </table:table-cell>
        </table:table-row>
        <table:table-row table:style-name="ro1">
          <table:table-cell table:style-name="ce2" office:value-type="string" calcext:value-type="string">
            <text:p>Heapsort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23" calcext:value-type="float">
            <text:p>0.000023</text:p>
          </table:table-cell>
          <table:table-cell table:style-name="ce2" office:value-type="float" office:value="0.000351" calcext:value-type="float">
            <text:p>0.000351</text:p>
          </table:table-cell>
          <table:table-cell table:style-name="ce2" office:value-type="float" office:value="0.001875" calcext:value-type="float">
            <text:p>0.001875</text:p>
          </table:table-cell>
          <table:table-cell table:style-name="ce2" office:value-type="float" office:value="0.024285" calcext:value-type="float">
            <text:p>0.024285</text:p>
          </table:table-cell>
          <table:table-cell table:style-name="ce2" office:value-type="float" office:value="0.052941" calcext:value-type="float">
            <text:p>0.052941</text:p>
          </table:table-cell>
          <table:table-cell table:style-name="ce2" office:value-type="float" office:value="0.139023" calcext:value-type="float">
            <text:p>0.139023</text:p>
          </table:table-cell>
          <table:table-cell table:style-name="ce2" office:value-type="float" office:value="0.309655" calcext:value-type="float">
            <text:p>0.309655</text:p>
          </table:table-cell>
          <table:table-cell table:style-name="ce2" office:value-type="float" office:value="0.712878" calcext:value-type="float">
            <text:p>0.712878</text:p>
          </table:table-cell>
          <table:table-cell table:style-name="ce2" office:value-type="float" office:value="1.907657" calcext:value-type="float">
            <text:p>1.907657</text:p>
          </table:table-cell>
          <table:table-cell table:style-name="ce7" office:value-type="float" office:value="4.684076" calcext:value-type="float">
            <text:p>4.684076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3" office:value-type="string" calcext:value-type="string">
            <text:p>BubbleSor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dix Sor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L Sor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eapsort</text:p>
          </table:table-cell>
          <table:table-cell table:number-columns-repeated="11"/>
        </table:table-row>
        <table:table-row table:style-name="ro2" table:number-rows-repeated="92">
          <table:table-cell table:number-columns-repeated="12"/>
        </table:table-row>
        <table:table-row table:style-name="ro1">
          <table:table-cell office:value-type="string" calcext:value-type="string">
            <text:p># of values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000000" calcext:value-type="float">
            <text:p>5000000</text:p>
          </table:table-cell>
          <table:table-cell table:style-name="ce5"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^2</text:p>
          </table:table-cell>
          <table:table-cell table:formula="of:=[.B103]^2" office:value-type="float" office:value="100000000" calcext:value-type="float">
            <text:p>100000000</text:p>
          </table:table-cell>
          <table:table-cell table:formula="of:=[.C103]^2" office:value-type="float" office:value="10000000000" calcext:value-type="float">
            <text:p>10000000000</text:p>
          </table:table-cell>
          <table:table-cell table:formula="of:=[.D103]^2" office:value-type="float" office:value="40000000000" calcext:value-type="float">
            <text:p>4000000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logn</text:p>
          </table:table-cell>
          <table:table-cell table:style-name="ce4" table:formula="of:=([.B103]) * LOG([.B103]; 2)" office:value-type="float" office:value="132877.123795495" calcext:value-type="float">
            <text:p>132877.124</text:p>
          </table:table-cell>
          <table:table-cell table:style-name="ce4" table:formula="of:=([.C103]) * LOG([.C103]; 2)" office:value-type="float" office:value="1660964.04744368" calcext:value-type="float">
            <text:p>1660964.047</text:p>
          </table:table-cell>
          <table:table-cell table:style-name="ce4" table:formula="of:=([.D103]) * LOG([.D103]; 2)" office:value-type="float" office:value="3521928.09488736" calcext:value-type="float">
            <text:p>3521928.095</text:p>
          </table:table-cell>
          <table:table-cell table:style-name="ce4" table:formula="of:=([.E103]) * LOG([.E103]; 2)" office:value-type="float" office:value="9465784.28466209" calcext:value-type="float">
            <text:p>9465784.285</text:p>
          </table:table-cell>
          <table:table-cell table:style-name="ce4" table:formula="of:=([.F103]) * LOG([.F103]; 2)" office:value-type="float" office:value="19931568.5693242" calcext:value-type="float">
            <text:p>19931568.569</text:p>
          </table:table-cell>
          <table:table-cell table:style-name="ce4" table:formula="of:=([.G103]) * LOG([.G103]; 2)" office:value-type="float" office:value="41863137.1386484" calcext:value-type="float">
            <text:p>41863137.139</text:p>
          </table:table-cell>
          <table:table-cell table:style-name="ce4" table:formula="of:=([.H103]) * LOG([.H103]; 2)" office:value-type="float" office:value="111267483.321058" calcext:value-type="float">
            <text:p>111267483.321</text:p>
          </table:table-cell>
          <table:table-cell table:style-name="ce4" table:formula="of:=([.I103]) * LOG([.I103]; 2)" office:value-type="float" office:value="232534966.642115" calcext:value-type="float">
            <text:p>232534966.6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12:33:53.86324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eh </meta:initial-creator>
    <meta:creation-date>2015-04-30T11:48:56.372135960</meta:creation-date>
    <dc:date>2015-05-01T12:51:58.343873705</dc:date>
    <dc:creator>Sieh </dc:creator>
    <meta:editing-duration>P0D</meta:editing-duration>
    <meta:editing-cycles>3</meta:editing-cycles>
    <meta:generator>LibreOffice/4.2.8.2$Linux_X86_64 LibreOffice_project/420$Build-2</meta:generator>
    <meta:document-statistic meta:table-count="1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505cm" svg:height="19.965cm" xlink:href=".." xlink:type="simple" chart:class="chart:line" chart:style-name="ch1">
        <chart:legend chart:legend-position="end" svg:x="32.468cm" svg:y="8.936cm" style:legend-expansion="high" chart:style-name="ch2"/>
        <chart:plot-area chart:style-name="ch3" table:cell-range-address="Sheet1.A1:Sheet1.L5" chart:data-source-has-labels="both" svg:x="0.71cm" svg:y="0.399cm" svg:width="31.048cm" svg:height="19.167cm">
          <chartooo:coordinate-region svg:x="1.331cm" svg:y="0.598cm" svg:width="29.684cm" svg:height="18.321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L2" chart:label-cell-address="Sheet1.A2:Sheet1.A2" chart:class="chart:line">
            <chart:data-point chart:repeated="11"/>
          </chart:series>
          <chart:series chart:style-name="ch7" chart:values-cell-range-address="Sheet1.B3:Sheet1.L3" chart:label-cell-address="Sheet1.A3:Sheet1.A3" chart:class="chart:line">
            <chart:data-point chart:repeated="11"/>
          </chart:series>
          <chart:series chart:style-name="ch8" chart:values-cell-range-address="Sheet1.B4:Sheet1.L4" chart:label-cell-address="Sheet1.A4:Sheet1.A4" chart:class="chart:line">
            <chart:data-point chart:repeated="11"/>
          </chart:series>
          <chart:series chart:style-name="ch9" chart:values-cell-range-address="Sheet1.B5:Sheet1.L5" chart:label-cell-address="Sheet1.A5:Sheet1.A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L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Sheet1.A2:Sheet1.A2</svg:desc>
                </draw:g>
              </table:table-cell>
              <table:table-cell office:value-type="float" office:value="0.000006">
                <text:p>0.000006</text:p>
                <draw:g>
                  <svg:desc>Sheet1.B2:Sheet1.L2</svg:desc>
                </draw:g>
              </table:table-cell>
              <table:table-cell office:value-type="float" office:value="0.000087">
                <text:p>0.000087</text:p>
              </table:table-cell>
              <table:table-cell office:value-type="float" office:value="0.007358">
                <text:p>0.007358</text:p>
              </table:table-cell>
              <table:table-cell office:value-type="float" office:value="0.42669">
                <text:p>0.4266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adix Sort</text:p>
                <draw:g>
                  <svg:desc>Sheet1.A3:Sheet1.A3</svg:desc>
                </draw:g>
              </table:table-cell>
              <table:table-cell office:value-type="float" office:value="0.000474">
                <text:p>0.000474</text:p>
                <draw:g>
                  <svg:desc>Sheet1.B3:Sheet1.L3</svg:desc>
                </draw:g>
              </table:table-cell>
              <table:table-cell office:value-type="float" office:value="0.000553">
                <text:p>0.000553</text:p>
              </table:table-cell>
              <table:table-cell office:value-type="float" office:value="0.001529">
                <text:p>0.001529</text:p>
              </table:table-cell>
              <table:table-cell office:value-type="float" office:value="0.004135">
                <text:p>0.004135</text:p>
              </table:table-cell>
              <table:table-cell office:value-type="float" office:value="0.040109">
                <text:p>0.040109</text:p>
              </table:table-cell>
              <table:table-cell office:value-type="float" office:value="0.079262">
                <text:p>0.079262</text:p>
              </table:table-cell>
              <table:table-cell office:value-type="float" office:value="0.196447">
                <text:p>0.196447</text:p>
              </table:table-cell>
              <table:table-cell office:value-type="float" office:value="0.394168">
                <text:p>0.394168</text:p>
              </table:table-cell>
              <table:table-cell office:value-type="float" office:value="0.836511">
                <text:p>0.836511</text:p>
              </table:table-cell>
              <table:table-cell office:value-type="float" office:value="2.032965">
                <text:p>2.032965</text:p>
              </table:table-cell>
              <table:table-cell office:value-type="float" office:value="4.030495">
                <text:p>4.030495</text:p>
              </table:table-cell>
            </table:table-row>
            <table:table-row>
              <table:table-cell office:value-type="string">
                <text:p>STL Sort</text:p>
                <draw:g>
                  <svg:desc>Sheet1.A4:Sheet1.A4</svg:desc>
                </draw:g>
              </table:table-cell>
              <table:table-cell office:value-type="float" office:value="0.000001">
                <text:p>0.000001</text:p>
                <draw:g>
                  <svg:desc>Sheet1.B4:Sheet1.L4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254">
                <text:p>0.000254</text:p>
              </table:table-cell>
              <table:table-cell office:value-type="float" office:value="0.001146">
                <text:p>0.001146</text:p>
              </table:table-cell>
              <table:table-cell office:value-type="float" office:value="0.014338">
                <text:p>0.014338</text:p>
              </table:table-cell>
              <table:table-cell office:value-type="float" office:value="0.03129">
                <text:p>0.03129</text:p>
              </table:table-cell>
              <table:table-cell office:value-type="float" office:value="0.082562">
                <text:p>0.082562</text:p>
              </table:table-cell>
              <table:table-cell office:value-type="float" office:value="0.170743">
                <text:p>0.170743</text:p>
              </table:table-cell>
              <table:table-cell office:value-type="float" office:value="0.367468">
                <text:p>0.367468</text:p>
              </table:table-cell>
              <table:table-cell office:value-type="float" office:value="0.956882">
                <text:p>0.956882</text:p>
              </table:table-cell>
              <table:table-cell office:value-type="float" office:value="2.031983">
                <text:p>2.031983</text:p>
              </table:table-cell>
            </table:table-row>
            <table:table-row>
              <table:table-cell office:value-type="string">
                <text:p>Heapsort</text:p>
                <draw:g>
                  <svg:desc>Sheet1.A5:Sheet1.A5</svg:desc>
                </draw:g>
              </table:table-cell>
              <table:table-cell office:value-type="float" office:value="0.000002">
                <text:p>0.000002</text:p>
                <draw:g>
                  <svg:desc>Sheet1.B5:Sheet1.L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351">
                <text:p>0.000351</text:p>
              </table:table-cell>
              <table:table-cell office:value-type="float" office:value="0.001875">
                <text:p>0.001875</text:p>
              </table:table-cell>
              <table:table-cell office:value-type="float" office:value="0.024285">
                <text:p>0.024285</text:p>
              </table:table-cell>
              <table:table-cell office:value-type="float" office:value="0.052941">
                <text:p>0.052941</text:p>
              </table:table-cell>
              <table:table-cell office:value-type="float" office:value="0.139023">
                <text:p>0.139023</text:p>
              </table:table-cell>
              <table:table-cell office:value-type="float" office:value="0.309655">
                <text:p>0.309655</text:p>
              </table:table-cell>
              <table:table-cell office:value-type="float" office:value="0.712878">
                <text:p>0.712878</text:p>
              </table:table-cell>
              <table:table-cell office:value-type="float" office:value="1.907657">
                <text:p>1.907657</text:p>
              </table:table-cell>
              <table:table-cell office:value-type="float" office:value="4.684076">
                <text:p>4.684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51cm" svg:height="19.94cm" xlink:href=".." xlink:type="simple" chart:class="chart:line" chart:style-name="ch1">
        <chart:legend svg:x="0cm" svg:y="0cm" style:legend-expansion="custom" chartooo:width="35.51cm" chartooo:height="19.94cm" style:legend-expansion-aspect-ratio="1.78084252758275" chart:style-name="ch2"/>
        <chart:plot-area chart:style-name="ch3" table:cell-range-address="Sheet1.A103:Sheet1.I105" chart:data-source-has-labels="both" svg:x="0.71cm" svg:y="0.398cm" svg:width="34.09cm" svg:height="19.144cm">
          <chartooo:coordinate-region svg:x="2.998cm" svg:y="0.597cm" svg:width="31.059cm" svg:height="18.298cm"/>
          <chart:axis chart:dimension="x" chart:name="primary-x" chart:style-name="ch4" chartooo:axis-type="auto">
            <chartooo:date-scale/>
            <chart:categories table:cell-range-address="Sheet1.B103:Sheet1.I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4:Sheet1.I104" chart:label-cell-address="Sheet1.A104:Sheet1.A104" chart:class="chart:line">
            <chart:data-point chart:repeated="8"/>
          </chart:series>
          <chart:series chart:style-name="ch7" chart:values-cell-range-address="Sheet1.B105:Sheet1.I105" chart:label-cell-address="Sheet1.A105:Sheet1.A10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103:Sheet1.I10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N^2</text:p>
                <draw:g>
                  <svg:desc>Sheet1.A104:Sheet1.A104</svg:desc>
                </draw:g>
              </table:table-cell>
              <table:table-cell office:value-type="float" office:value="100000000">
                <text:p>100000000</text:p>
                <draw:g>
                  <svg:desc>Sheet1.B104:Sheet1.I104</svg:desc>
                </draw:g>
              </table:table-cell>
              <table:table-cell office:value-type="float" office:value="10000000000">
                <text:p>10000000000</text:p>
              </table:table-cell>
              <table:table-cell office:value-type="float" office:value="40000000000">
                <text:p>40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ogn</text:p>
                <draw:g>
                  <svg:desc>Sheet1.A105:Sheet1.A105</svg:desc>
                </draw:g>
              </table:table-cell>
              <table:table-cell office:value-type="float" office:value="132877.123795495">
                <text:p>132877.123795495</text:p>
                <draw:g>
                  <svg:desc>Sheet1.B105:Sheet1.I105</svg:desc>
                </draw:g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  <table:table-cell office:value-type="float" office:value="9465784.28466209">
                <text:p>9465784.28466209</text:p>
              </table:table-cell>
              <table:table-cell office:value-type="float" office:value="19931568.5693242">
                <text:p>19931568.5693242</text:p>
              </table:table-cell>
              <table:table-cell office:value-type="float" office:value="41863137.1386484">
                <text:p>41863137.1386484</text:p>
              </table:table-cell>
              <table:table-cell office:value-type="float" office:value="111267483.321058">
                <text:p>111267483.321058</text:p>
              </table:table-cell>
              <table:table-cell office:value-type="float" office:value="232534966.642115">
                <text:p>232534966.642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